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/>
  </office:automatic-styles>
  <office:body>
    <office:spreadsheet>
      <table:table table:name="polynomial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>
            <text:p><text:s/>Performance counter stats for 'python polynomial.py' (10 runs):</text:p>
          </table:table-cell>
          <table:table-cell table:style-name="Default" table:number-columns-repeated="4"/>
        </table:table-row>
        <table:table-row table:style-name="ro2">
          <table:table-cell/>
          <table:table-cell office:value-type="string">
            <text:p>cpu</text:p>
          </table:table-cell>
          <table:table-cell table:style-name="Default" office:value-type="string">
            <text:p>Intel(R) Core(TM) i5-3570K CPU @ 3.40GHz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>
            <text:p>data count</text:p>
          </table:table-cell>
          <table:table-cell office:value-type="float" office:value="50000000">
            <text:p>5.00E+07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2">
          <table:table-cell/>
          <table:table-cell office:value-type="string">
            <text:p>execution-time</text:p>
          </table:table-cell>
          <table:table-cell table:style-name="Default" office:value-type="float" office:value="0.1371">
            <text:p>0.1371</text:p>
          </table:table-cell>
          <table:table-cell table:style-name="Default" office:value-type="float" office:value="0.1378">
            <text:p>0.1378</text:p>
          </table:table-cell>
          <table:table-cell table:style-name="Default" office:value-type="float" office:value="0.047">
            <text:p>0.047</text:p>
          </table:table-cell>
        </table:table-row>
        <table:table-row table:style-name="ro2">
          <table:table-cell/>
          <table:table-cell office:value-type="string">
            <text:p>cpu-cycles</text:p>
          </table:table-cell>
          <table:table-cell office:value-type="float" office:value="10625674813">
            <text:p>1.06E+10</text:p>
          </table:table-cell>
          <table:table-cell office:value-type="float" office:value="10997684621">
            <text:p>1.10E+10</text:p>
          </table:table-cell>
          <table:table-cell office:value-type="float" office:value="11086277516">
            <text:p>1.11E+10</text:p>
          </table:table-cell>
        </table:table-row>
        <table:table-row table:style-name="ro2">
          <table:table-cell/>
          <table:table-cell office:value-type="string">
            <text:p>instructions</text:p>
          </table:table-cell>
          <table:table-cell office:value-type="float" office:value="21491091523">
            <text:p>2.15E+10</text:p>
          </table:table-cell>
          <table:table-cell office:value-type="float" office:value="21810837161">
            <text:p>2.18E+10</text:p>
          </table:table-cell>
          <table:table-cell office:value-type="float" office:value="21780100867">
            <text:p>2.18E+10</text:p>
          </table:table-cell>
        </table:table-row>
        <table:table-row table:style-name="ro2">
          <table:table-cell/>
          <table:table-cell office:value-type="string">
            <text:p>cache-references</text:p>
          </table:table-cell>
          <table:table-cell office:value-type="float" office:value="56579875">
            <text:p>5.66E+07</text:p>
          </table:table-cell>
          <table:table-cell office:value-type="float" office:value="60841360">
            <text:p>6.08E+07</text:p>
          </table:table-cell>
          <table:table-cell office:value-type="float" office:value="63678214">
            <text:p>6.37E+07</text:p>
          </table:table-cell>
        </table:table-row>
        <table:table-row table:style-name="ro2">
          <table:table-cell/>
          <table:table-cell office:value-type="string">
            <text:p>cache-misses</text:p>
          </table:table-cell>
          <table:table-cell office:value-type="float" office:value="42729100">
            <text:p>4.27E+07</text:p>
          </table:table-cell>
          <table:table-cell office:value-type="float" office:value="42746881">
            <text:p>4.27E+07</text:p>
          </table:table-cell>
          <table:table-cell office:value-type="float" office:value="43469586">
            <text:p>4.35E+07</text:p>
          </table:table-cell>
        </table:table-row>
        <table:table-row table:style-name="ro2">
          <table:table-cell/>
          <table:table-cell office:value-type="string">
            <text:p>branch-instructions</text:p>
          </table:table-cell>
          <table:table-cell office:value-type="float" office:value="2702566829">
            <text:p>2.70E+09</text:p>
          </table:table-cell>
          <table:table-cell office:value-type="float" office:value="2772206842">
            <text:p>2.77E+09</text:p>
          </table:table-cell>
          <table:table-cell office:value-type="float" office:value="2778921318">
            <text:p>2.78E+09</text:p>
          </table:table-cell>
        </table:table-row>
        <table:table-row table:style-name="ro2">
          <table:table-cell/>
          <table:table-cell office:value-type="string">
            <text:p>branch-misses</text:p>
          </table:table-cell>
          <table:table-cell office:value-type="float" office:value="10940758">
            <text:p>1.09E+07</text:p>
          </table:table-cell>
          <table:table-cell office:value-type="float" office:value="13446026">
            <text:p>1.34E+07</text:p>
          </table:table-cell>
          <table:table-cell office:value-type="float" office:value="13633713">
            <text:p>1.36E+07</text:p>
          </table:table-cell>
        </table:table-row>
        <table:table-row table:style-name="ro2">
          <table:table-cell/>
          <table:table-cell office:value-type="string">
            <text:p>bus-cycles</text:p>
          </table:table-cell>
          <table:table-cell office:value-type="float" office:value="289397659">
            <text:p>2.89E+08</text:p>
          </table:table-cell>
          <table:table-cell office:value-type="float" office:value="297786434">
            <text:p>2.98E+08</text:p>
          </table:table-cell>
          <table:table-cell office:value-type="float" office:value="300679362">
            <text:p>3.01E+08</text:p>
          </table:table-cell>
        </table:table-row>
        <table:table-row table:style-name="ro2">
          <table:table-cell/>
          <table:table-cell office:value-type="string">
            <text:p>cpu-clock</text:p>
          </table:table-cell>
          <table:table-cell office:value-type="float" office:value="2886.959312">
            <text:p>2.89E+03</text:p>
          </table:table-cell>
          <table:table-cell office:value-type="float" office:value="2970.505081">
            <text:p>2.97E+03</text:p>
          </table:table-cell>
          <table:table-cell office:value-type="float" office:value="3000.146674">
            <text:p>3.00E+03</text:p>
          </table:table-cell>
        </table:table-row>
        <table:table-row table:style-name="ro2">
          <table:table-cell/>
          <table:table-cell office:value-type="string">
            <text:p>task-clock</text:p>
          </table:table-cell>
          <table:table-cell office:value-type="float" office:value="2886.963979">
            <text:p>2.89E+03</text:p>
          </table:table-cell>
          <table:table-cell office:value-type="float" office:value="2970.509802">
            <text:p>2.97E+03</text:p>
          </table:table-cell>
          <table:table-cell office:value-type="float" office:value="3000.1538">
            <text:p>3.00E+03</text:p>
          </table:table-cell>
        </table:table-row>
        <table:table-row table:style-name="ro2">
          <table:table-cell/>
          <table:table-cell office:value-type="string">
            <text:p>page-faults</text:p>
          </table:table-cell>
          <table:table-cell office:value-type="float" office:value="596430">
            <text:p>5.96E+05</text:p>
          </table:table-cell>
          <table:table-cell office:value-type="float" office:value="596653">
            <text:p>5.97E+05</text:p>
          </table:table-cell>
          <table:table-cell office:value-type="float" office:value="597767">
            <text:p>5.98E+05</text:p>
          </table:table-cell>
        </table:table-row>
        <table:table-row table:style-name="ro2">
          <table:table-cell/>
          <table:table-cell office:value-type="string">
            <text:p>minor-faults</text:p>
          </table:table-cell>
          <table:table-cell office:value-type="float" office:value="596430">
            <text:p>5.96E+05</text:p>
          </table:table-cell>
          <table:table-cell office:value-type="float" office:value="596653">
            <text:p>5.97E+05</text:p>
          </table:table-cell>
          <table:table-cell office:value-type="float" office:value="597767">
            <text:p>5.98E+05</text:p>
          </table:table-cell>
        </table:table-row>
        <table:table-row table:style-name="ro2">
          <table:table-cell/>
          <table:table-cell office:value-type="string">
            <text:p>major-faults</text:p>
          </table:table-cell>
          <table:table-cell table:number-columns-repeated="3" table:style-name="Default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ontext-switches</text:p>
          </table:table-cell>
          <table:table-cell table:style-name="Default" office:value-type="float" office:value="247">
            <text:p>247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60">
            <text:p>260</text:p>
          </table:table-cell>
        </table:table-row>
        <table:table-row table:style-name="ro2">
          <table:table-cell/>
          <table:table-cell office:value-type="string">
            <text:p>cpu-migrations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alignment-faults</text:p>
          </table:table-cell>
          <table:table-cell table:number-columns-repeated="3"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2">
          <table:table-cell/>
          <table:table-cell office:value-type="string">
            <text:p>cache-ref/instr</text:p>
          </table:table-cell>
          <table:table-cell table:style-name="ce5" table:formula="of:=[.C9]/[.C8]" office:value-type="percentage" office:value="0.00263271295175713">
            <text:p>0.26%</text:p>
          </table:table-cell>
          <table:table-cell table:style-name="ce5" table:formula="of:=[.D9]/[.D8]" office:value-type="percentage" office:value="0.0027895013635144">
            <text:p>0.28%</text:p>
          </table:table-cell>
          <table:table-cell table:style-name="ce5" table:formula="of:=[.E9]/[.E8]" office:value-type="percentage" office:value="0.00292368774547237">
            <text:p>0.29%</text:p>
          </table:table-cell>
        </table:table-row>
        <table:table-row table:style-name="ro2">
          <table:table-cell/>
          <table:table-cell office:value-type="string">
            <text:p>cache-miss/cache-ref</text:p>
          </table:table-cell>
          <table:table-cell table:style-name="ce5" table:formula="of:=[.C10]/[.C9]" office:value-type="percentage" office:value="0.755199618238817">
            <text:p>75.52%</text:p>
          </table:table-cell>
          <table:table-cell table:style-name="ce5" table:formula="of:=[.D10]/[.D9]" office:value-type="percentage" office:value="0.702595750653831">
            <text:p>70.26%</text:p>
          </table:table-cell>
          <table:table-cell table:style-name="ce5" table:formula="of:=[.E10]/[.E9]" office:value-type="percentage" office:value="0.682644554069937">
            <text:p>68.26%</text:p>
          </table:table-cell>
        </table:table-row>
        <table:table-row table:style-name="ro2">
          <table:table-cell/>
          <table:table-cell office:value-type="string">
            <text:p>branch-miss/branch-instr</text:p>
          </table:table-cell>
          <table:table-cell table:style-name="ce5" table:formula="of:=[.C12]/[.C11]" office:value-type="percentage" office:value="0.00404828398047359">
            <text:p>0.40%</text:p>
          </table:table-cell>
          <table:table-cell table:style-name="ce5" table:formula="of:=[.D12]/[.D11]" office:value-type="percentage" office:value="0.00485029680912966">
            <text:p>0.49%</text:p>
          </table:table-cell>
          <table:table-cell table:style-name="ce5" table:formula="of:=[.E12]/[.E11]" office:value-type="percentage" office:value="0.00490611695685297">
            <text:p>0.49%</text:p>
          </table:table-cell>
        </table:table-row>
      </table:table>
      <table:table table:name="sum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<text:s/>Performance counter stats for 'python sum.py' (10 runs):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cpu</text:p>
          </table:table-cell>
          <table:table-cell office:value-type="string">
            <text:p>Intel(R) Core(TM) i5-3570K CPU @ 3.40GHz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ta count</text:p>
          </table:table-cell>
          <table:table-cell table:style-name="ce3" office:value-type="float" office:value="1000000">
            <text:p>1.00E+06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2">
          <table:table-cell/>
          <table:table-cell office:value-type="string">
            <text:p>execution-time</text:p>
          </table:table-cell>
          <table:table-cell office:value-type="float" office:value="0.0016">
            <text:p>0.0016</text:p>
          </table:table-cell>
          <table:table-cell office:value-type="float" office:value="0.001">
            <text:p>0.001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/>
          <table:table-cell office:value-type="string">
            <text:p>cpu-cycles</text:p>
          </table:table-cell>
          <table:table-cell office:value-type="float" office:value="2679417971">
            <text:p>2679417971</text:p>
          </table:table-cell>
          <table:table-cell office:value-type="float" office:value="2925564346">
            <text:p>2925564346</text:p>
          </table:table-cell>
          <table:table-cell office:value-type="float" office:value="2924334785">
            <text:p>2924334785</text:p>
          </table:table-cell>
        </table:table-row>
        <table:table-row table:style-name="ro2">
          <table:table-cell/>
          <table:table-cell office:value-type="string">
            <text:p>instructions</text:p>
          </table:table-cell>
          <table:table-cell office:value-type="float" office:value="2559501066">
            <text:p>2559501066</text:p>
          </table:table-cell>
          <table:table-cell office:value-type="float" office:value="2867488632">
            <text:p>2867488632</text:p>
          </table:table-cell>
          <table:table-cell office:value-type="float" office:value="2851211438">
            <text:p>2851211438</text:p>
          </table:table-cell>
        </table:table-row>
        <table:table-row table:style-name="ro2">
          <table:table-cell/>
          <table:table-cell office:value-type="string">
            <text:p>cache-references</text:p>
          </table:table-cell>
          <table:table-cell office:value-type="float" office:value="6901584">
            <text:p>6901584</text:p>
          </table:table-cell>
          <table:table-cell office:value-type="float" office:value="10032751">
            <text:p>10032751</text:p>
          </table:table-cell>
          <table:table-cell office:value-type="float" office:value="10361913">
            <text:p>10361913</text:p>
          </table:table-cell>
        </table:table-row>
        <table:table-row table:style-name="ro2">
          <table:table-cell/>
          <table:table-cell office:value-type="string">
            <text:p>cache-misses</text:p>
          </table:table-cell>
          <table:table-cell office:value-type="float" office:value="1694014">
            <text:p>1694014</text:p>
          </table:table-cell>
          <table:table-cell office:value-type="float" office:value="1721664">
            <text:p>1721664</text:p>
          </table:table-cell>
          <table:table-cell office:value-type="float" office:value="1771497">
            <text:p>1771497</text:p>
          </table:table-cell>
        </table:table-row>
        <table:table-row table:style-name="ro2">
          <table:table-cell/>
          <table:table-cell office:value-type="string">
            <text:p>branch-instructions</text:p>
          </table:table-cell>
          <table:table-cell office:value-type="float" office:value="531120619">
            <text:p>531120619</text:p>
          </table:table-cell>
          <table:table-cell office:value-type="float" office:value="600572575">
            <text:p>600572575</text:p>
          </table:table-cell>
          <table:table-cell office:value-type="float" office:value="599102605">
            <text:p>599102605</text:p>
          </table:table-cell>
        </table:table-row>
        <table:table-row table:style-name="ro2">
          <table:table-cell/>
          <table:table-cell office:value-type="string">
            <text:p>branch-misses</text:p>
          </table:table-cell>
          <table:table-cell office:value-type="float" office:value="8731370">
            <text:p>8731370</text:p>
          </table:table-cell>
          <table:table-cell office:value-type="float" office:value="10604932">
            <text:p>10604932</text:p>
          </table:table-cell>
          <table:table-cell office:value-type="float" office:value="11130707">
            <text:p>11130707</text:p>
          </table:table-cell>
        </table:table-row>
        <table:table-row table:style-name="ro2">
          <table:table-cell/>
          <table:table-cell office:value-type="string">
            <text:p>bus-cycles</text:p>
          </table:table-cell>
          <table:table-cell office:value-type="float" office:value="76681462">
            <text:p>76681462</text:p>
          </table:table-cell>
          <table:table-cell office:value-type="float" office:value="83568326">
            <text:p>83568326</text:p>
          </table:table-cell>
          <table:table-cell office:value-type="float" office:value="83725705">
            <text:p>83725705</text:p>
          </table:table-cell>
        </table:table-row>
        <table:table-row table:style-name="ro2">
          <table:table-cell/>
          <table:table-cell office:value-type="string">
            <text:p>cpu-clock</text:p>
          </table:table-cell>
          <table:table-cell office:value-type="float" office:value="768.714013">
            <text:p>768.714013</text:p>
          </table:table-cell>
          <table:table-cell office:value-type="float" office:value="837.164271">
            <text:p>837.164271</text:p>
          </table:table-cell>
          <table:table-cell office:value-type="float" office:value="838.299568">
            <text:p>838.299568</text:p>
          </table:table-cell>
        </table:table-row>
        <table:table-row table:style-name="ro2">
          <table:table-cell/>
          <table:table-cell office:value-type="string">
            <text:p>task-clock</text:p>
          </table:table-cell>
          <table:table-cell office:value-type="float" office:value="768.715576">
            <text:p>768.715576</text:p>
          </table:table-cell>
          <table:table-cell office:value-type="float" office:value="837.165138">
            <text:p>837.165138</text:p>
          </table:table-cell>
          <table:table-cell office:value-type="float" office:value="838.303645">
            <text:p>838.303645</text:p>
          </table:table-cell>
        </table:table-row>
        <table:table-row table:style-name="ro2">
          <table:table-cell/>
          <table:table-cell office:value-type="string">
            <text:p>page-faults</text:p>
          </table:table-cell>
          <table:table-cell office:value-type="float" office:value="17272">
            <text:p>17272</text:p>
          </table:table-cell>
          <table:table-cell office:value-type="float" office:value="17452">
            <text:p>17452</text:p>
          </table:table-cell>
          <table:table-cell office:value-type="float" office:value="17542">
            <text:p>17542</text:p>
          </table:table-cell>
        </table:table-row>
        <table:table-row table:style-name="ro2">
          <table:table-cell/>
          <table:table-cell office:value-type="string">
            <text:p>minor-faults</text:p>
          </table:table-cell>
          <table:table-cell office:value-type="float" office:value="17272">
            <text:p>17272</text:p>
          </table:table-cell>
          <table:table-cell office:value-type="float" office:value="17452">
            <text:p>17452</text:p>
          </table:table-cell>
          <table:table-cell office:value-type="float" office:value="17542">
            <text:p>17542</text:p>
          </table:table-cell>
        </table:table-row>
        <table:table-row table:style-name="ro2">
          <table:table-cell/>
          <table:table-cell office:value-type="string">
            <text:p>major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ontext-switches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</table:table-row>
        <table:table-row table:style-name="ro2">
          <table:table-cell/>
          <table:table-cell office:value-type="string">
            <text:p>cpu-migration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alignment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2">
          <table:table-cell/>
          <table:table-cell office:value-type="string">
            <text:p>cache-ref/instr</text:p>
          </table:table-cell>
          <table:table-cell table:style-name="ce5" table:formula="of:=[.C9]/[.C8]" office:value-type="percentage" office:value="0.00269645677889317">
            <text:p>0.27%</text:p>
          </table:table-cell>
          <table:table-cell table:style-name="ce5" table:formula="of:=[.D9]/[.D8]" office:value-type="percentage" office:value="0.0034987936440405">
            <text:p>0.35%</text:p>
          </table:table-cell>
          <table:table-cell table:style-name="ce5" table:formula="of:=[.E9]/[.E8]" office:value-type="percentage" office:value="0.00363421416661699">
            <text:p>0.36%</text:p>
          </table:table-cell>
        </table:table-row>
        <table:table-row table:style-name="ro2">
          <table:table-cell/>
          <table:table-cell office:value-type="string">
            <text:p>cache-miss/cache-ref</text:p>
          </table:table-cell>
          <table:table-cell table:style-name="ce5" table:formula="of:=[.C10]/[.C9]" office:value-type="percentage" office:value="0.245452927907564">
            <text:p>24.55%</text:p>
          </table:table-cell>
          <table:table-cell table:style-name="ce5" table:formula="of:=[.D10]/[.D9]" office:value-type="percentage" office:value="0.171604378499975">
            <text:p>17.16%</text:p>
          </table:table-cell>
          <table:table-cell table:style-name="ce5" table:formula="of:=[.E10]/[.E9]" office:value-type="percentage" office:value="0.170962350291881">
            <text:p>17.10%</text:p>
          </table:table-cell>
        </table:table-row>
        <table:table-row table:style-name="ro2">
          <table:table-cell/>
          <table:table-cell office:value-type="string">
            <text:p>branch-miss/branch-instr</text:p>
          </table:table-cell>
          <table:table-cell table:style-name="ce5" table:formula="of:=[.C12]/[.C11]" office:value-type="percentage" office:value="0.0164395236932046">
            <text:p>1.64%</text:p>
          </table:table-cell>
          <table:table-cell table:style-name="ce5" table:formula="of:=[.D12]/[.D11]" office:value-type="percentage" office:value="0.0176580357503005">
            <text:p>1.77%</text:p>
          </table:table-cell>
          <table:table-cell table:style-name="ce5" table:formula="of:=[.E12]/[.E11]" office:value-type="percentage" office:value="0.0185789661188337">
            <text:p>1.86%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data count</text:p>
          </table:table-cell>
          <table:table-cell table:style-name="ce3" office:value-type="float" office:value="10000000">
            <text:p>1.00E+07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table:number-columns-spanned="3" table:number-rows-spanned="1">
            <text:p>vectorize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2">
          <table:table-cell/>
          <table:table-cell office:value-type="string">
            <text:p>execution-time</text:p>
          </table:table-cell>
          <table:table-cell office:value-type="float" office:value="0.0153">
            <text:p>0.0153</text:p>
          </table:table-cell>
          <table:table-cell office:value-type="float" office:value="0.0172">
            <text:p>0.0172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/>
          <table:table-cell office:value-type="string">
            <text:p>cpu-cycles</text:p>
          </table:table-cell>
          <table:table-cell office:value-type="float" office:value="3557851731">
            <text:p>3557851731</text:p>
          </table:table-cell>
          <table:table-cell office:value-type="float" office:value="3799488629">
            <text:p>3799488629</text:p>
          </table:table-cell>
          <table:table-cell office:value-type="float" office:value="3869896430">
            <text:p>3869896430</text:p>
          </table:table-cell>
        </table:table-row>
        <table:table-row table:style-name="ro2">
          <table:table-cell/>
          <table:table-cell office:value-type="string">
            <text:p>instructions</text:p>
          </table:table-cell>
          <table:table-cell office:value-type="float" office:value="4746152139">
            <text:p>4746152139</text:p>
          </table:table-cell>
          <table:table-cell office:value-type="float" office:value="5040958359">
            <text:p>5040958359</text:p>
          </table:table-cell>
          <table:table-cell office:value-type="float" office:value="5049589599">
            <text:p>5049589599</text:p>
          </table:table-cell>
        </table:table-row>
        <table:table-row table:style-name="ro2">
          <table:table-cell/>
          <table:table-cell office:value-type="string">
            <text:p>cache-references</text:p>
          </table:table-cell>
          <table:table-cell office:value-type="float" office:value="12319016">
            <text:p>12319016</text:p>
          </table:table-cell>
          <table:table-cell office:value-type="float" office:value="15412840">
            <text:p>15412840</text:p>
          </table:table-cell>
          <table:table-cell office:value-type="float" office:value="16252353">
            <text:p>16252353</text:p>
          </table:table-cell>
        </table:table-row>
        <table:table-row table:style-name="ro2">
          <table:table-cell/>
          <table:table-cell office:value-type="string">
            <text:p>cache-misses</text:p>
          </table:table-cell>
          <table:table-cell office:value-type="float" office:value="6093273">
            <text:p>6093273</text:p>
          </table:table-cell>
          <table:table-cell office:value-type="float" office:value="6137610">
            <text:p>6137610</text:p>
          </table:table-cell>
          <table:table-cell office:value-type="float" office:value="6340968">
            <text:p>6340968</text:p>
          </table:table-cell>
        </table:table-row>
        <table:table-row table:style-name="ro2">
          <table:table-cell/>
          <table:table-cell office:value-type="string">
            <text:p>branch-instructions</text:p>
          </table:table-cell>
          <table:table-cell office:value-type="float" office:value="784088287">
            <text:p>784088287</text:p>
          </table:table-cell>
          <table:table-cell office:value-type="float" office:value="849255160">
            <text:p>849255160</text:p>
          </table:table-cell>
          <table:table-cell office:value-type="float" office:value="855951801">
            <text:p>855951801</text:p>
          </table:table-cell>
        </table:table-row>
        <table:table-row table:style-name="ro2">
          <table:table-cell/>
          <table:table-cell office:value-type="string">
            <text:p>branch-misses</text:p>
          </table:table-cell>
          <table:table-cell office:value-type="float" office:value="8962483">
            <text:p>8962483</text:p>
          </table:table-cell>
          <table:table-cell office:value-type="float" office:value="10843805">
            <text:p>10843805</text:p>
          </table:table-cell>
          <table:table-cell office:value-type="float" office:value="11417524">
            <text:p>11417524</text:p>
          </table:table-cell>
        </table:table-row>
        <table:table-row table:style-name="ro2">
          <table:table-cell/>
          <table:table-cell office:value-type="string">
            <text:p>bus-cycles</text:p>
          </table:table-cell>
          <table:table-cell office:value-type="float" office:value="100273955">
            <text:p>100273955</text:p>
          </table:table-cell>
          <table:table-cell office:value-type="float" office:value="107527642">
            <text:p>107527642</text:p>
          </table:table-cell>
          <table:table-cell office:value-type="float" office:value="109797320">
            <text:p>109797320</text:p>
          </table:table-cell>
        </table:table-row>
        <table:table-row table:style-name="ro2">
          <table:table-cell/>
          <table:table-cell office:value-type="string">
            <text:p>cpu-clock</text:p>
          </table:table-cell>
          <table:table-cell office:value-type="float" office:value="1002.570869">
            <text:p>1002.570869</text:p>
          </table:table-cell>
          <table:table-cell office:value-type="float" office:value="1075.249904">
            <text:p>1075.249904</text:p>
          </table:table-cell>
          <table:table-cell office:value-type="float" office:value="1097.281217">
            <text:p>1097.281217</text:p>
          </table:table-cell>
        </table:table-row>
        <table:table-row table:style-name="ro2">
          <table:table-cell/>
          <table:table-cell office:value-type="string">
            <text:p>task-clock</text:p>
          </table:table-cell>
          <table:table-cell office:value-type="float" office:value="1002.573829">
            <text:p>1002.573829</text:p>
          </table:table-cell>
          <table:table-cell office:value-type="float" office:value="1075.251524">
            <text:p>1075.251524</text:p>
          </table:table-cell>
          <table:table-cell office:value-type="float" office:value="1097.284143">
            <text:p>1097.284143</text:p>
          </table:table-cell>
        </table:table-row>
        <table:table-row table:style-name="ro2">
          <table:table-cell/>
          <table:table-cell office:value-type="string">
            <text:p>page-faults</text:p>
          </table:table-cell>
          <table:table-cell office:value-type="float" office:value="78817">
            <text:p>78817</text:p>
          </table:table-cell>
          <table:table-cell office:value-type="float" office:value="78990">
            <text:p>78990</text:p>
          </table:table-cell>
          <table:table-cell office:value-type="float" office:value="80455">
            <text:p>80455</text:p>
          </table:table-cell>
        </table:table-row>
        <table:table-row table:style-name="ro2">
          <table:table-cell/>
          <table:table-cell office:value-type="string">
            <text:p>minor-faults</text:p>
          </table:table-cell>
          <table:table-cell office:value-type="float" office:value="78817">
            <text:p>78817</text:p>
          </table:table-cell>
          <table:table-cell office:value-type="float" office:value="78990">
            <text:p>78990</text:p>
          </table:table-cell>
          <table:table-cell office:value-type="float" office:value="80455">
            <text:p>80455</text:p>
          </table:table-cell>
        </table:table-row>
        <table:table-row table:style-name="ro2">
          <table:table-cell/>
          <table:table-cell office:value-type="string">
            <text:p>major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ontext-switches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/>
          <table:table-cell office:value-type="string">
            <text:p>cpu-migratio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alignment-faults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style-name="Default"/>
          <table:table-cell table:style-name="ce1" office:value-type="string">
            <text:p>cpu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parallel</text:p>
          </table:table-cell>
        </table:table-row>
        <table:table-row table:style-name="ro2">
          <table:table-cell/>
          <table:table-cell office:value-type="string">
            <text:p>cache-ref/instr</text:p>
          </table:table-cell>
          <table:table-cell table:style-name="ce5" table:formula="of:=[.C34]/[.C33]" office:value-type="percentage" office:value="0.00259557966942787">
            <text:p>0.26%</text:p>
          </table:table-cell>
          <table:table-cell table:style-name="ce5" table:formula="of:=[.D34]/[.D33]" office:value-type="percentage" office:value="0.0030575217850158">
            <text:p>0.31%</text:p>
          </table:table-cell>
          <table:table-cell table:style-name="ce5" table:formula="of:=[.E34]/[.E33]" office:value-type="percentage" office:value="0.00321854928630607">
            <text:p>0.32%</text:p>
          </table:table-cell>
        </table:table-row>
        <table:table-row table:style-name="ro2">
          <table:table-cell/>
          <table:table-cell office:value-type="string">
            <text:p>cache-miss/cache-ref</text:p>
          </table:table-cell>
          <table:table-cell table:style-name="ce5" table:formula="of:=[.C35]/[.C34]" office:value-type="percentage" office:value="0.494623353034041">
            <text:p>49.46%</text:p>
          </table:table-cell>
          <table:table-cell table:style-name="ce5" table:formula="of:=[.D35]/[.D34]" office:value-type="percentage" office:value="0.398214086437023">
            <text:p>39.82%</text:p>
          </table:table-cell>
          <table:table-cell table:style-name="ce5" table:formula="of:=[.E35]/[.E34]" office:value-type="percentage" office:value="0.390156920662503">
            <text:p>39.02%</text:p>
          </table:table-cell>
        </table:table-row>
        <table:table-row table:style-name="ro2">
          <table:table-cell/>
          <table:table-cell office:value-type="string">
            <text:p>branch-miss/branch-instr</text:p>
          </table:table-cell>
          <table:table-cell table:style-name="ce5" table:formula="of:=[.C37]/[.C36]" office:value-type="percentage" office:value="0.0114304513262038">
            <text:p>1.14%</text:p>
          </table:table-cell>
          <table:table-cell table:style-name="ce5" table:formula="of:=[.D37]/[.D36]" office:value-type="percentage" office:value="0.0127686065516517">
            <text:p>1.28%</text:p>
          </table:table-cell>
          <table:table-cell table:style-name="ce5" table:formula="of:=[.E37]/[.E36]" office:value-type="percentage" office:value="0.0133389800531537">
            <text:p>1.3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1/19/2012</text:date>, <text:time>14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3:32:40</meta:creation-date>
    <dc:date>2012-11-19T14:34:46</dc:date>
    <meta:editing-duration>PT46M33S</meta:editing-duration>
    <meta:editing-cycles>18</meta:editing-cycles>
    <meta:generator>OpenOffice.org/3.4.1$Unix OpenOffice.org_project/341m1$Build-9593</meta:generator>
    <meta:document-statistic meta:table-count="2" meta:cell-count="261" meta:object-count="0"/>
  </office:meta>
</office:document-meta>
</file>